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84cm" table:align="left"/>
    </style:style>
    <style:style style:name="Table1.A" style:family="table-column">
      <style:table-column-properties style:column-width="2.48cm"/>
    </style:style>
    <style:style style:name="Table1.B" style:family="table-column">
      <style:table-column-properties style:column-width="13.804cm"/>
    </style:style>
    <style:style style:name="Table1.A1" style:family="table-cell">
      <style:table-cell-properties style:vertical-align="middle" fo:padding="0.185cm" fo:border="0.05pt solid #000000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3" style:family="paragraph" style:parent-style-name="Table_20_Contents" style:list-style-name="L1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T1" style:family="text">
      <style:text-properties officeooo:rsid="0008d62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db42ad48-cec8-2d95-b948-318da452705e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ombre</text:p>
          </table:table-cell>
          <table:table-cell table:style-name="Table1.A1" office:value-type="string">
            <text:p text:style-name="P2">Agregar <text:span text:style-name="T1">alerta</text:span></text:p>
          </table:table-cell>
        </table:table-row>
        <table:table-row>
          <table:table-cell table:style-name="Table1.A1" office:value-type="string">
            <text:p text:style-name="P2">Autor</text:p>
          </table:table-cell>
          <table:table-cell table:style-name="Table1.A1" office:value-type="string">
            <text:p text:style-name="P2">Rafael Alejandro Castillo López</text:p>
          </table:table-cell>
        </table:table-row>
        <table:table-row>
          <table:table-cell table:style-name="Table1.A1" office:value-type="string">
            <text:p text:style-name="P2">Fecha</text:p>
          </table:table-cell>
          <table:table-cell table:style-name="Table1.A1" office:value-type="string">
            <text:p text:style-name="P2">2016-02-10</text:p>
          </table:table-cell>
        </table:table-row>
        <table:table-row>
          <table:table-cell table:style-name="Table1.A1" table:number-columns-spanned="2" office:value-type="string">
            <text:p text:style-name="P2">Descripción: Permite que el administrador del sistema agregue un<text:span text:style-name="T1">a alerta</text:span> nuev<text:span text:style-name="T1">a</text:span>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">Actores: Moderado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">Prerrequisitos:</text:p>
            <text:p text:style-name="P2">El usuario debe estar autenticado como administrador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">Flujo normal:</text:p>
            <text:list xml:id="list5567354225493414257" text:style-name="L1">
              <text:list-item>
                <text:p text:style-name="P3">Desde la interfaz de administrador, el administrador presiona el botón para crear <text:span text:style-name="T1">una alerta</text:span> nuev<text:span text:style-name="T1">a</text:span>.</text:p>
              </text:list-item>
              <text:list-item>
                <text:p text:style-name="P3">Se muestra una caja de texto para introducir el cuerpo de <text:span text:style-name="T1">la nueva alerta</text:span>.</text:p>
              </text:list-item>
              <text:list-item>
                <text:p text:style-name="P3">El moderador presiona el botón de agregar para confirmar que agregara <text:span text:style-name="T1">la alerta</text:span>.</text:p>
              </text:list-item>
              <text:list-item>
                <text:p text:style-name="P3">El sistema valida que <text:span text:style-name="T1">la alerta sea correcta </text:span><text:s/>y l<text:span text:style-name="T1">a</text:span> almacena en la base de datos.</text:p>
              </text:list-item>
            </text:list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"/>
            <text:p text:style-name="P2">Flujo alternativo:</text:p>
            <text:p text:style-name="P2">4A. En caso de que <text:span text:style-name="T1">la alerta</text:span> sea incorrec<text:span text:style-name="T1">ta</text:span> según el sistema, se notificará al usuario y permitirá corregirlo.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">Poscondiciones: <text:span text:style-name="T1">La alerta</text:span> se guarda en el sistema y <text:span text:style-name="T1">se mostrará en la lista de alertas disponibles para elegir</text:span>.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22:55:58.027000000</meta:creation-date>
    <dc:date>2016-05-05T10:29:41.992892855</dc:date>
    <meta:editing-duration>PT33M29S</meta:editing-duration>
    <meta:editing-cycles>2</meta:editing-cycles>
    <meta:generator>LibreOffice/5.0.5.2$Linux_X86_64 LibreOffice_project/00m0$Build-2</meta:generator>
    <dc:creator>pingy </dc:creator>
    <meta:document-statistic meta:table-count="1" meta:image-count="0" meta:object-count="0" meta:page-count="1" meta:paragraph-count="18" meta:word-count="135" meta:character-count="829" meta:non-whitespace-character-count="715"/>
  </office:meta>
</office:document-meta>
</file>